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0374" officeooo:paragraph-rsid="000a0374"/>
    </style:style>
    <style:style style:name="P2" style:family="paragraph" style:parent-style-name="Standard">
      <style:text-properties officeooo:rsid="000a0374" officeooo:paragraph-rsid="000f3521"/>
    </style:style>
    <style:style style:name="P3" style:family="paragraph" style:parent-style-name="Standard">
      <style:text-properties officeooo:paragraph-rsid="000a0374"/>
    </style:style>
    <style:style style:name="P4" style:family="paragraph" style:parent-style-name="Standard" style:list-style-name="L2">
      <style:text-properties officeooo:paragraph-rsid="000a0374"/>
    </style:style>
    <style:style style:name="P5" style:family="paragraph" style:parent-style-name="Standard">
      <style:paragraph-properties fo:margin-left="0.9846in" fo:margin-right="0in" fo:text-indent="-0.25in" style:auto-text-indent="false"/>
      <style:text-properties officeooo:rsid="000a0374" officeooo:paragraph-rsid="000a0374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rsid="000a0374" officeooo:paragraph-rsid="000a0374"/>
    </style:style>
    <style:style style:name="P7" style:family="paragraph" style:parent-style-name="Standard" style:list-style-name="L2" style:master-page-name="">
      <style:paragraph-properties style:page-number="auto"/>
      <style:text-properties officeooo:paragraph-rsid="000a0374"/>
    </style:style>
    <style:style style:name="P8" style:family="paragraph" style:parent-style-name="Standard" style:master-page-name="">
      <style:paragraph-properties fo:margin-left="0in" fo:margin-right="0in" fo:text-indent="0.3118in" style:auto-text-indent="false" style:page-number="auto"/>
      <style:text-properties officeooo:rsid="000a0374" officeooo:paragraph-rsid="000a0374"/>
    </style:style>
    <style:style style:name="P9" style:family="paragraph" style:parent-style-name="Standard" style:master-page-name="">
      <style:paragraph-properties fo:margin-left="0in" fo:margin-right="0in" fo:text-indent="0.3118in" style:auto-text-indent="false" style:page-number="auto"/>
      <style:text-properties officeooo:rsid="000c5bd3" officeooo:paragraph-rsid="000c5bd3"/>
    </style:style>
    <style:style style:name="P10" style:family="paragraph" style:parent-style-name="Standard" style:master-page-name="">
      <style:paragraph-properties fo:margin-left="0in" fo:margin-right="0in" fo:text-indent="0.3118in" style:auto-text-indent="false" style:page-number="auto"/>
      <style:text-properties officeooo:rsid="000a0374" officeooo:paragraph-rsid="000a0374"/>
    </style:style>
    <style:style style:name="P11" style:family="paragraph" style:parent-style-name="Standard" style:master-page-name="">
      <style:paragraph-properties fo:margin-left="0in" fo:margin-right="0in" fo:text-indent="0.3118in" style:auto-text-indent="false" style:page-number="auto"/>
      <style:text-properties officeooo:paragraph-rsid="000a0374"/>
    </style:style>
    <style:style style:name="P12" style:family="paragraph" style:parent-style-name="Standard" style:master-page-name="">
      <style:paragraph-properties fo:margin-left="0in" fo:margin-right="0in" fo:text-indent="0.3118in" style:auto-text-indent="false" style:page-number="auto"/>
      <style:text-properties officeooo:rsid="000a6171" officeooo:paragraph-rsid="000a6171"/>
    </style:style>
    <style:style style:name="T1" style:family="text">
      <style:text-properties officeooo:rsid="000a0374"/>
    </style:style>
    <style:style style:name="T2" style:family="text">
      <style:text-properties officeooo:rsid="000a6171"/>
    </style:style>
    <style:style style:name="T3" style:family="text">
      <style:text-properties officeooo:rsid="000c5bd3"/>
    </style:style>
    <style:style style:name="T4" style:family="text">
      <style:text-properties officeooo:rsid="000a0374" fo:background-color="#ffff00" loext:char-shading-value="0"/>
    </style:style>
    <style:style style:name="T5" style:family="text">
      <style:text-properties officeooo:rsid="000e0200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lusion:</text:p>
      <text:p text:style-name="P1"/>
      <text:p text:style-name="P1"/>
      <text:p text:style-name="P2"/>
      <text:p text:style-name="P8">In this project, we had to <text:span text:style-name="T2">design, in a group of four students, an algorithm to build a maze within a given space. <text:s/>The output maze had to include one and only one path from the given initial point to the given final point.</text:span></text:p>
      <text:p text:style-name="P1"/>
      <text:p text:style-name="P9">To do so, we first realized that once we had an algorithm to correctly build <text:span text:style-name="T5">one</text:span> separation between two opposite walls, we can easily apply the same algorithm on each of the two mazes created by this cut.</text:p>
      <text:p text:style-name="P1"/>
      <text:p text:style-name="P8"><text:span text:style-name="T2">Then we</text:span> have tried to imagine a data structure which suites <text:span text:style-name="T2">the best </text:span>to this algorithm. <text:s/>Th<text:span text:style-name="T2">e</text:span> tree based data structure <text:span text:style-name="T2">we designed </text:span>makes it easier to build the maze using our “d<text:span text:style-name="T3">i</text:span>vide and conquer” algorithm. <text:s/><text:span text:style-name="T2">This structure is traveled one and only one time during the construction. <text:s text:c="2"/>Thanks to this structure, we have also been able to keep the track of the path while we were creating the maze.</text:span></text:p>
      <text:p text:style-name="P3"/>
      <text:p text:style-name="P11"><text:span text:style-name="T1">The algorithm we designed seems close to the optimal one: Its complexity has the same bounds as the number of walls we can build.</text:span></text:p>
      <text:list xml:id="list8932705942872714493" text:style-name="L2">
        <text:list-item>
          <text:p text:style-name="P7"><text:span text:style-name="T1">log(M*N) if </text:span><text:span text:style-name="T4">we divide the maze in to two equal peaces at each recursive call</text:span><text:span text:style-name="T1">.</text:span></text:p>
        </text:list-item>
        <text:list-item>
          <text:p text:style-name="P4"><text:span text:style-name="T1">M*N if try to create the smallest part at each recursive call.</text:span></text:p>
        </text:list-item>
      </text:list>
      <text:p text:style-name="P6"/>
      <text:p text:style-name="P12">The structure design has been tough to keep the minimum amount of data. <text:s/>It allows at the end to know every thing about the created maze with a minimum number of informations. <text:s/>Thus we have been able to <text:span text:style-name="T3">graphically</text:span> display the maze and the corresponding path after it has been crea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9in" fo:margin-right="0.783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suskley </meta:initial-creator>
    <meta:creation-date>2015-09-28T11:40:41.761846437</meta:creation-date>
    <dc:date>2015-09-28T15:22:01.147815692</dc:date>
    <dc:creator>kassuskley </dc:creator>
    <meta:editing-duration>PT1H52M28S</meta:editing-duration>
    <meta:editing-cycles>1</meta:editing-cycles>
    <meta:generator>LibreOffice/4.2.8.2$Linux_x86 LibreOffice_project/420m0$Build-2</meta:generator>
    <meta:document-statistic meta:table-count="0" meta:image-count="0" meta:object-count="0" meta:page-count="1" meta:paragraph-count="8" meta:word-count="257" meta:character-count="1388" meta:non-whitespace-character-count="1134"/>
  </office:meta>
</office:document-meta>
</file>